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Cabeçalho padrão</text:p>
      </style:header>
      <style:footer>
        <text:p text:style-name="Footer">OK rada´pe com os endereço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7" meta:character-count="43"/>
    <dc:date>2015-11-25T16:38:20.17</dc:date>
    <dc:creator>Filipe Pinto Mallmann</dc:creator>
    <meta:generator>OpenOffice/4.1.1$Win32 OpenOffice.org_project/411m6$Build-9775</meta:generator>
  </office:meta>
</office:document-meta>
</file>